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默认-subtitle">
      <style:graphic-properties draw:stroke="none" draw:fill="none" draw:fill-color="#ffffff" draw:textarea-vertical-align="middle" draw:auto-grow-height="false" draw:fit-to-size="shrink-to-fit" fo:min-height="12.573cm" fo:padding-top="0.125cm" fo:padding-bottom="0.125cm" fo:padding-left="0.25cm" fo:padding-right="0.25cm" fo:wrap-option="wrap"/>
    </style:style>
    <style:style style:name="pr3" style:family="presentation" style:parent-style-name="默认-notes">
      <style:graphic-properties draw:fill-color="#ffffff" fo:min-height="13.365cm"/>
    </style:style>
    <style:style style:name="pr4" style:family="presentation" style:parent-style-name="默认_20_1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5" style:family="presentation" style:parent-style-name="默认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6" style:family="presentation" style:parent-style-name="默认_20_1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top="0cm" fo:margin-bottom="0cm" fo:text-align="center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6" style:family="paragraph">
      <style:paragraph-properties fo:margin-left="1.27cm" fo:margin-right="0cm" fo:text-indent="0cm"/>
    </style:style>
    <style:style style:name="T1" style:family="text">
      <style:text-properties fo:color="#8b8b8b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f2f2f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color="#00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draw:name="标题 1" presentation:style-name="pr1" draw:text-style-name="P2" draw:layer="layout" svg:width="21.589cm" svg:height="4.272cm" svg:x="1.905cm" svg:y="4.657cm" presentation:class="title" presentation:user-transformed="true">
          <draw:text-box>
            <text:p text:style-name="P1"><text:span text:style-name="T1">关系数据模型设计</text:span></text:p>
          </draw:text-box>
        </draw:frame>
        <draw:frame draw:name="副标题 2" presentation:style-name="pr2" draw:text-style-name="P2" draw:layer="layout" svg:width="17.779cm" svg:height="4.867cm" svg:x="3.81cm" svg:y="8.93cm" presentation:class="subtitle" presentation:user-transformed="true">
          <draw:text-box>
            <text:p text:style-name="P3"><text:span text:style-name="T2">李博杰 </text:span><text:span text:style-name="T2">2011-12-0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声明式语言与过程式语言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声明式语言与过程式语言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数学家、物理学家、计算机学家分别拿到了一个球，要求测定球的体积</text:span></text:p>
            <text:p text:style-name="P6"><text:span text:style-name="T4">数学家测量直径，用球的体积公式计算；后来觉得球不够圆，用三重积分计算</text:span></text:p>
            <text:p text:style-name="P6"><text:span text:style-name="T4">物理学家将球放入装满水的烧杯中，测排水量</text:span></text:p>
            <text:p text:style-name="P6"><text:span text:style-name="T4">计算机学家从球生产商的数据库中找到了</text:span><text:span text:style-name="T4">datasheet</text:span></text:p>
            <text:p text:style-name="P5"><text:span text:style-name="T4">不同的编程模型，不同的思考方式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声明式语言与过程式语言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声明式语言与过程式语言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过程式编程语言：由流控制语句控制的一系列运算步骤</text:span></text:p>
            <text:p text:style-name="P5"><text:span text:style-name="T4">函数式编程语言：用一系列嵌套的函数调用（变换）解决问题</text:span></text:p>
            <text:p text:style-name="P5"><text:span text:style-name="T4">约束逻辑编程语言：在问题领域中添加约束，直到确定答案</text:span></text:p>
            <text:p text:style-name="P5"><text:span text:style-name="T4">SQL</text:span><text:span text:style-name="T4">是声明式语言，丢弃了算法的概念，只提供对问题的说明（做什么而非怎样做）</text:span></text:p>
            <text:p text:style-name="P5"><text:span text:style-name="T4">担心效率降低：如同担心高级语言比汇编语言效率低。现代</text:span><text:span text:style-name="T4">DBMS</text:span><text:span text:style-name="T4">已经优化得很好了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关系模型不同于传统存储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关系模型不同于传统存储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列不是字段，没有顺序</text:span></text:p>
            <text:p text:style-name="P5"><text:span text:style-name="T4">行不是记录，表中的行是无序集合</text:span></text:p>
            <text:p text:style-name="P5"><text:span text:style-name="T4">语句不是过程，要使用约束条件而非计算选出需要的数据集合</text:span></text:p>
            <text:p text:style-name="P5"><text:span text:style-name="T4">数据完整性靠完整性约束而非应用程序实现</text:span></text:p>
            <text:p text:style-name="P5"><text:span text:style-name="T4">元数据（表结构）不是数据，不能任意修改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数据的原子性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数据的原子性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分子型数据元素</text:span></text:p>
            <text:p text:style-name="P6"><text:span text:style-name="T4">(x,y) </text:span><text:span text:style-name="T4">表示坐标：应当分为两列</text:span></text:p>
            <text:p text:style-name="P6"><text:span text:style-name="T4">tag1,tag2,tag3</text:span><text:span text:style-name="T4">：应当用关联表</text:span></text:p>
            <text:p text:style-name="P5"><text:span text:style-name="T4">拆散原子（将属性转换成元数据）</text:span></text:p>
            <text:p text:style-name="P6"><text:span text:style-name="T4">male_student</text:span><text:span text:style-name="T4">与</text:span><text:span text:style-name="T4">female_student</text:span><text:span text:style-name="T4">表：应当用属性存储性别，特定性别才有的属性用</text:span><text:span text:style-name="T4">NULL</text:span><text:span text:style-name="T4">标记</text:span></text:p>
            <text:p text:style-name="P6"><text:span text:style-name="T4">继承</text:span><text:span text:style-name="T4">linux</text:span><text:span text:style-name="T4">日志的传统，根据时间，每月一个表：应当用属性存储时间（除非表太大影响性能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数据冗余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数据冗余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选课系统：课程、学生、时间、教室、教师</text:span></text:p>
            <text:p text:style-name="P5"><text:span text:style-name="T4">属性应当归属于唯一确定它的实体</text:span></text:p>
            <text:p text:style-name="P5"><text:span text:style-name="T4">关系（学生，学号，课程号，教室）不符合关系数据模型的范式，应当拆分为三个关系：</text:span></text:p>
            <text:p text:style-name="P6"><text:span text:style-name="T4">（学生，学号）</text:span></text:p>
            <text:p text:style-name="P6"><text:span text:style-name="T4">（学生，课程号）</text:span></text:p>
            <text:p text:style-name="P6"><text:span text:style-name="T4">（课程号，教室）：关联表</text:span></text:p>
            <text:p text:style-name="P5"><text:span text:style-name="T4">两个实体间多对多的关系：关联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数据冗余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数据冗余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文章的标签</text:span></text:p>
            <text:p text:style-name="P6"><text:span text:style-name="T4">(article_id, content, tags), tags = “tag1,tag2,tag3”</text:span></text:p>
            <text:p text:style-name="P6"><text:span text:style-name="T4">(article_id, content, tag1, tag2, tag3)</text:span></text:p>
            <text:p text:style-name="P6"><text:span text:style-name="T4">(article_id, content), tag (article_id, tag)</text:span></text:p>
            <text:p text:style-name="P5"><text:span text:style-name="T4">第三种显然最合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ULL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NULL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NULL</text:span><text:span text:style-name="T4">与任何值运算还是</text:span><text:span text:style-name="T4">NULL</text:span></text:p>
            <text:p text:style-name="P6"><text:span text:style-name="T4">NULL AND TRUE = NULL AND FALSE = NULL</text:span></text:p>
            <text:p text:style-name="P6"><text:span text:style-name="T4">NULL AND FALSE = FALSE</text:span></text:p>
            <text:p text:style-name="P6"><text:span text:style-name="T4">NULL OR TRUE = TRUE</text:span></text:p>
            <text:p text:style-name="P6"><text:span text:style-name="T4">(NULL = NULL) = (NULL + 1) = NULL</text:span></text:p>
            <text:p text:style-name="P5"><text:span text:style-name="T4">用</text:span><text:span text:style-name="T4">NULL</text:span><text:span text:style-name="T4">（而不是</text:span><text:span text:style-name="T4">-1</text:span><text:span text:style-name="T4">等特殊值）来标志悬空值或非法值，尽管可能违背关系逻辑，不要轻易规定</text:span><text:span text:style-name="T4">NOT NU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树形结构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树形结构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邻接表：</text:span><text:span text:style-name="T4">parent_id</text:span></text:p>
            <text:p text:style-name="P6"><text:span text:style-name="T4">无法遍历一棵树，当树的深度没有限制时</text:span></text:p>
            <text:p text:style-name="P5"><text:span text:style-name="T4">枚举路径</text:span></text:p>
            <text:p text:style-name="P6"><text:span text:style-name="T4">/usr/local/bin/bash</text:span><text:span text:style-name="T4">：类似文件系统的路径，通过比较字符串确定树中关系</text:span></text:p>
            <text:p text:style-name="P6"><text:span text:style-name="T4">效率低，字符串处理复杂，数据完整性无保证</text:span></text:p>
            <text:p text:style-name="P6"><text:span text:style-name="T4">关系数据库中尽量避免字符串处理，可能是数据非原子性的征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树形结构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树形结构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祖先</text:span><text:span text:style-name="T4">-</text:span><text:span text:style-name="T4">后代表</text:span></text:p>
            <text:p text:style-name="P6"><text:span text:style-name="T4">Path (ancestor_id, descendant_id)</text:span></text:p>
            <text:p text:style-name="P6"><text:span text:style-name="T4">记录所有满足祖先</text:span><text:span text:style-name="T4">-</text:span><text:span text:style-name="T4">后代关系的元组</text:span></text:p>
            <text:p text:style-name="P6"><text:span text:style-name="T4">查询子树操作非常简单，祖先</text:span><text:span text:style-name="T4">-</text:span><text:span text:style-name="T4">后代表的数据冗余度不超过树的深度</text:span></text:p>
            <text:p text:style-name="P6"><text:span text:style-name="T4">允许一个结点存在多个祖先，允许森林</text:span></text:p>
            <text:p text:style-name="P5"><text:span text:style-name="T4">当在一个表内部需要维护复杂的关系时，不妨换用独立的关联表，善用</text:span><text:span text:style-name="T4">JOIN</text:span><text:span text:style-name="T4">操作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可扩展的表结构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可扩展的表结构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“</text:span><text:span text:style-name="T4">实体</text:span><text:span text:style-name="T4">-</text:span><text:span text:style-name="T4">属性</text:span><text:span text:style-name="T4">-</text:span><text:span text:style-name="T4">值”模式</text:span></text:p>
            <text:p text:style-name="P6"><text:span text:style-name="T4">Attr (entity_id, attribute_name, value)</text:span></text:p>
            <text:p text:style-name="P6"><text:span text:style-name="T4">无法保证引用完整性</text:span></text:p>
            <text:p text:style-name="P6"><text:span text:style-name="T4">无法使用</text:span><text:span text:style-name="T4">SQL</text:span><text:span text:style-name="T4">数据类型（再加一列</text:span><text:span text:style-name="T4">datatype</text:span><text:span text:style-name="T4">？！）</text:span></text:p>
            <text:p text:style-name="P6"><text:span text:style-name="T4">难以直接取出一列，难于使用关系数据模型的连结等操作</text:span></text:p>
            <text:p text:style-name="P6"><text:span text:style-name="T4">一般需要借助应用层框架，提供非关系的接口</text:span></text:p>
            <text:p text:style-name="P6"><text:span text:style-name="T4">如果数据不需要复杂的关系处理，还不如用非关系数据库（一些特大网站就是这样干的）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可扩展的表结构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可扩展的表结构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单表继承模式</text:span></text:p>
            <text:p text:style-name="P6"><text:span text:style-name="T4">所有属性都作为列，不需要的属性为</text:span><text:span text:style-name="T4">NULL</text:span></text:p>
            <text:p text:style-name="P6"><text:span text:style-name="T4">各类的独特属性很少时适用</text:span></text:p>
            <text:p text:style-name="P5"><text:span text:style-name="T4">每类一表模式</text:span></text:p>
            <text:p text:style-name="P6"><text:span text:style-name="T4">每个“类”定义一个单独的关系（表）</text:span></text:p>
            <text:p text:style-name="P6"><text:span text:style-name="T4">忽视了类之间的继承关系，不便于维护</text:span></text:p>
            <text:p text:style-name="P5"><text:span text:style-name="T4">关系模型的根本难题：缺乏灵活性</text:span></text:p>
            <text:p text:style-name="P6"><text:span text:style-name="T4">元数据是绝对静止的，数据是绝对运动的</text:span></text:p>
            <text:p text:style-name="P6"><text:span text:style-name="T4">不能与面向对象机制完全融合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可扩展的表结构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可扩展的表结构</text:span></text:p>
          </draw:text-box>
        </draw:frame>
        <draw:frame draw:name="内容占位符 2" presentation:style-name="pr5" draw:text-style-name="P2" draw:layer="layout" svg:width="22.859cm" svg:height="14.009cm" svg:x="1.27cm" svg:y="4.445cm" presentation:class="outline" presentation:user-transformed="true">
          <draw:text-box>
            <text:p text:style-name="P5"><text:span text:style-name="T4">类表继承模式</text:span></text:p>
            <text:p text:style-name="P6"><text:span text:style-name="T4">子类所在的表只需保存与父类不同的部分</text:span></text:p>
            <text:p text:style-name="P6"><text:span text:style-name="T4">应用层与数据库之间仍然需要厚重的胶合层</text:span></text:p>
            <text:p text:style-name="P5"><text:span text:style-name="T4">妥协：半结构化模式</text:span></text:p>
            <text:p text:style-name="P6"><text:span text:style-name="T4">常用的属性保存在基类的表中</text:span></text:p>
            <text:p text:style-name="P6"><text:span text:style-name="T4">另一个（实体</text:span><text:span text:style-name="T4">-</text:span><text:span text:style-name="T4">属性</text:span><text:span text:style-name="T4">-</text:span><text:span text:style-name="T4">值）模式的表，用于存储各派生类的独特属性</text:span></text:p>
            <text:p text:style-name="P6"><text:span text:style-name="T4">在查询常用属性时便于使用关系操作</text:span></text:p>
            <text:p text:style-name="P6"><text:span text:style-name="T4">违反了关系理论，收获了可扩展性</text:span></text:p>
            <text:p text:style-name="P6"><text:span text:style-name="T4">格物网目前的数据存储模式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多态关联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多态关联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引用完整性</text:span></text:p>
            <text:p text:style-name="P6"><text:span text:style-name="T4">一个实体可能引用自一个关系，也可能引用自另一个关系</text:span></text:p>
            <text:p text:style-name="P6"><text:span text:style-name="T4">一条评论可能引用自一个帖子，也可能引用自一篇文章</text:span></text:p>
            <text:p text:style-name="P5"><text:span text:style-name="T4">中介表：关联两边</text:span></text:p>
            <text:p text:style-name="P6"><text:span text:style-name="T4">post_comment (pid, cid), post (pid, content)</text:span></text:p>
            <text:p text:style-name="P6"><text:span text:style-name="T4">article_comment (aid, cid), article (aid, content)</text:span></text:p>
            <text:p text:style-name="P6"><text:span text:style-name="T4">comment (cid, content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多态关联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多态关联</text:span></text:p>
          </draw:text-box>
        </draw:frame>
        <draw:frame draw:name="内容占位符 2" presentation:style-name="pr5" draw:text-style-name="P2" draw:layer="layout" svg:width="22.859cm" svg:height="14.009cm" svg:x="1.27cm" svg:y="4.445cm" presentation:class="outline" presentation:user-transformed="true">
          <draw:text-box>
            <text:p text:style-name="P5"><text:span text:style-name="T4">本质问题：类的继承</text:span></text:p>
            <text:p text:style-name="P6"><text:span text:style-name="T4">post </text:span><text:span text:style-name="T4">和 </text:span><text:span text:style-name="T4">article </text:span><text:span text:style-name="T4">都继承自 </text:span><text:span text:style-name="T4">issue</text:span><text:span text:style-name="T4">，凡是 </text:span><text:span text:style-name="T4">issue </text:span><text:span text:style-name="T4">都可以有 </text:span><text:span text:style-name="T4">comment</text:span><text:span text:style-name="T4">。</text:span></text:p>
            <text:p text:style-name="P6"><text:span text:style-name="T4">使用上节所述“类表继承”模式，</text:span><text:span text:style-name="T4">post</text:span><text:span text:style-name="T4">和</text:span><text:span text:style-name="T4">article</text:span><text:span text:style-name="T4">（将来可能还有</text:span><text:span text:style-name="T4">blog</text:span><text:span text:style-name="T4">，</text:span><text:span text:style-name="T4">wiki</text:span><text:span text:style-name="T4">）继承自</text:span><text:span text:style-name="T4">issue</text:span></text:p>
            <text:p text:style-name="P6"><text:span text:style-name="T4">issue</text:span><text:span text:style-name="T4">表采用统一的</text:span><text:span text:style-name="T4">id</text:span><text:span text:style-name="T4">，便于维护引用完整性</text:span></text:p>
            <text:p text:style-name="P6"><text:span text:style-name="T4">post</text:span><text:span text:style-name="T4">表和</text:span><text:span text:style-name="T4">article</text:span><text:span text:style-name="T4">表只存放特别的信息</text:span></text:p>
            <text:p text:style-name="P6"><text:span text:style-name="T4">不要害怕关联查询！这是关系数据模型的生命所在。好数据结构上的关联查询比差数据结构上的若干简单查询更高效。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存储附件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存储附件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 text:style-name="P5"><text:span text:style-name="T4">直接在数据库中存储附件</text:span></text:p>
            <text:p text:style-name="P6"><text:span text:style-name="T4">数据库规模过大，不易于备份恢复</text:span></text:p>
            <text:p text:style-name="P6"><text:span text:style-name="T4">数据库适合关系查询，文件系统适合确定查询</text:span></text:p>
            <text:p text:style-name="P5"><text:span text:style-name="T4">在文件系统中存储附件，用数据库指向之</text:span></text:p>
            <text:p text:style-name="P6"><text:span text:style-name="T4">有一些数据置于数据完整性保护之外</text:span></text:p>
            <text:p text:style-name="P6"><text:span text:style-name="T4">文件不支持事务</text:span></text:p>
            <text:p text:style-name="P5"><text:span text:style-name="T4">较小的文件直接放进数据库，便于管理</text:span></text:p>
            <text:p text:style-name="P5"><text:span text:style-name="T4">较大的文件采用抽象层保持数据库与文件系统的一致性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数据库索引" draw:style-name="dp1" draw:master-page-name="默认_20_1" presentation:presentation-page-layout-name="AL2T11">
        <draw:frame draw:name="标题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4"><text:span text:style-name="T3">数据库索引</text:span></text:p>
          </draw:text-box>
        </draw:frame>
        <draw:frame draw:name="内容占位符 2" presentation:style-name="pr5" draw:text-style-name="P2" draw:layer="layout" svg:width="22.859cm" svg:height="13.017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axial" draw:start-color="#eeece7" draw:end-color="#918415" draw:start-intensity="100%" draw:end-intensity="100%" draw:angle="900" draw:border="0%"/>
    <draw:gradient draw:name="Gradient_20_8" draw:display-name="Gradient 8" draw:style="axial" draw:start-color="#918415" draw:end-color="#dbd8cc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文泉驿微米黑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letter-kerning="true" style:font-family-asian="文泉驿微米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Franklin Gothic Book'" fo:font-size="32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-outline2" style:family="presentation" style:parent-style-name="默认-outline1">
      <style:paragraph-properties fo:margin-top="0cm" fo:margin-bottom="0.4cm" fo:text-align="start" style:punctuation-wrap="hanging"/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-outline3" style:family="presentation" style:parent-style-name="默认-outline2">
      <style:paragraph-properties fo:margin-top="0cm" fo:margin-bottom="0.3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4" style:family="presentation" style:parent-style-name="默认-outline3">
      <style:paragraph-properties fo:margin-top="0cm" fo:margin-bottom="0.2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Book'" fo:font-size="18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letter-kerning="true" style:font-family-asian="文泉驿微米黑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Franklin Gothic Book'" fo:font-size="32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language-asian="zh" style:country-asian="CN" style:font-style-asian="normal" style:font-weight-asian="normal" style:font-family-complex="FreeSans" style:font-family-generic-complex="system" style:font-pitch-complex="variable" style:font-size-complex="32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默认_20_1-outline2" style:display-name="默认 1-outline2" style:family="presentation" style:parent-style-name="默认_20_1-outline1">
      <style:paragraph-properties fo:margin-top="0cm" fo:margin-bottom="0.4cm" fo:text-align="start" style:punctuation-wrap="hanging"/>
      <style:text-properties fo:color="#000000" style:text-line-through-style="none" fo:font-family="'Franklin Gothic Book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默认_20_1-outline3" style:display-name="默认 1-outline3" style:family="presentation" style:parent-style-name="默认_20_1-outline2">
      <style:paragraph-properties fo:margin-top="0cm" fo:margin-bottom="0.3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1-outline4" style:display-name="默认 1-outline4" style:family="presentation" style:parent-style-name="默认_20_1-outline3">
      <style:paragraph-properties fo:margin-top="0cm" fo:margin-bottom="0.2cm" fo:text-align="start" style:punctuation-wrap="hanging"/>
      <style:text-properties fo:color="#000000" style:text-line-through-style="none" fo:font-family="'Franklin Gothic Book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默认_20_1-outline5" style:display-name="默认 1-outline5" style:family="presentation" style:parent-style-name="默认_20_1-outline4">
      <style:paragraph-properties fo:margin-top="0cm" fo:margin-bottom="0.1cm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cm" fo:margin-bottom="0.1cm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cm" fo:margin-bottom="0.1cm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cm" fo:margin-bottom="0.1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cm" fo:margin-bottom="0.1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letter-kerning="true" style:font-family-asian="文泉驿微米黑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Franklin Gothic Book'" fo:font-size="18pt" fo:letter-spacing="normal" fo:language="zh" fo:country="CN" fo:font-style="normal" fo:text-shadow="none" style:text-underline-style="none" fo:font-weight="normal" style:letter-kerning="true" style:font-family-asian="文泉驿微米黑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默认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默认-backgroundobjects">
      <style:graphic-properties draw:stroke="none" draw:fill="none" draw:fill-color="#ffffff" draw:textarea-vertical-align="bottom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默认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默认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127cm" fo:padding-right="0.127cm" fo:wrap-option="wrap"/>
    </style:style>
    <style:style style:name="Mpr5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6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默认_20_1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8" style:family="presentation" style:parent-style-name="默认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9" style:family="presentation" style:parent-style-name="默认_20_1-backgroundobjects">
      <style:graphic-properties draw:stroke="none" draw:fill="none" draw:fill-color="#ffffff" draw:textarea-vertical-align="bottom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默认_20_1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默认_20_1-backgroundobjects">
      <style:graphic-properties draw:stroke="none" draw:fill="none" draw:fill-color="#ffffff" draw:textarea-vertical-align="middle" draw:auto-grow-height="false" fo:min-height="12.573cm" fo:padding-top="0.125cm" fo:padding-bottom="0.125cm" fo:padding-left="0.127cm" fo:padding-right="0.127cm" fo:wrap-option="wrap"/>
    </style:style>
    <style:style style:name="Mpr12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1.27cm" fo:margin-right="0cm" fo:text-indent="0cm"/>
    </style:style>
    <style:style style:name="MP11" style:family="paragraph">
      <style:paragraph-properties fo:margin-left="2.54cm" fo:margin-right="0cm" fo:text-indent="0cm"/>
    </style:style>
    <style:style style:name="MP12" style:family="paragraph">
      <style:paragraph-properties fo:margin-left="3.81cm" fo:margin-right="0cm" fo:text-indent="0cm"/>
    </style:style>
    <style:style style:name="MP13" style:family="paragraph">
      <style:paragraph-properties fo:margin-left="5.08cm" fo:margin-right="0cm" fo:text-indent="0cm"/>
    </style:style>
    <style:style style:name="MT1" style:family="text">
      <style:text-properties fo:color="#8b8b8b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636363" style:text-line-through-style="none" fo:font-family="'Franklin Gothic Book'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color="#2f2f2f" style:text-line-through-style="none" fo:font-family="'Franklin Gothic Medium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编号&gt;</text:page-number></text:p>
        </draw:text-box>
      </draw:frame>
    </style:handout-master>
    <style:master-page style:name="默认" style:page-layout-name="PM1" draw:style-name="Mdp1">
      <draw:custom-shape draw:name="矩形 6" draw:style-name="Mgr3" draw:text-style-name="MP3" draw:layer="backgroundobjects" svg:width="25.399cm" svg:height="0.499cm" svg:x="0cm" svg:y="18.55cm">
        <text:p/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399cm" svg:height="0.299cm" svg:x="0cm" svg:y="0cm">
        <text:p/>
        <draw:enhanced-geometry svg:viewBox="0 0 21600 21600" draw:type="rectangle" draw:enhanced-path="M 0 0 L 21600 0 21600 21600 0 21600 0 0 Z N"/>
      </draw:custom-shape>
      <draw:custom-shape draw:name="矩形 6" draw:style-name="Mgr4" draw:text-style-name="MP3" draw:layer="backgroundobjects" svg:width="21.589cm" svg:height="0.049cm" svg:x="1.905cm" svg:y="8.88cm">
        <text:p/>
        <draw:enhanced-geometry svg:viewBox="0 0 21600 21600" draw:type="rectangle" draw:enhanced-path="M 0 0 L 21600 0 21600 21600 0 21600 0 0 Z N"/>
      </draw:custom-shape>
      <draw:frame draw:name="标题 1" presentation:style-name="Mpr1" draw:text-style-name="MP3" draw:layer="backgroundobjects" svg:width="21.589cm" svg:height="4.272cm" svg:x="1.905cm" svg:y="4.657cm" presentation:class="title" presentation:user-transformed="true">
        <draw:text-box>
          <text:p text:style-name="MP4"><text:span text:style-name="MT1">单击鼠标编辑标题文的格式单击此处编辑母版标题样式</text:span></text:p>
        </draw:text-box>
      </draw:frame>
      <draw:frame draw:name="日期占位符 3" presentation:style-name="Mpr2" draw:text-style-name="MP6" draw:layer="backgroundobjects" svg:width="8.889cm" svg:height="0.787cm" svg:x="0.212cm" svg:y="17.78cm" presentation:class="date-time" presentation:user-transformed="true">
        <draw:text-box>
          <text:p text:style-name="MP5"><text:span text:style-name="MT2"><text:date style:data-style-name="D1" text:date-value="2011-12-09">12/9/11</text:date></text:span></text:p>
        </draw:text-box>
      </draw:frame>
      <draw:frame draw:name="页脚占位符 4" presentation:style-name="Mpr3" draw:text-style-name="MP6" draw:layer="backgroundobjects" svg:width="10.371cm" svg:height="0.787cm" svg:x="14.817cm" svg:y="17.78cm" presentation:class="footer" presentation:user-transformed="true">
        <draw:text-box>
          <text:p/>
        </draw:text-box>
      </draw:frame>
      <draw:frame draw:name="灯片编号占位符 5" presentation:style-name="Mpr4" draw:text-style-name="MP6" draw:layer="backgroundobjects" svg:width="2.539cm" svg:height="0.786cm" svg:x="11.43cm" svg:y="17.78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默认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  <style:master-page style:name="默认_20_1" style:display-name="默认 1" style:page-layout-name="PM1" draw:style-name="Mdp1">
      <draw:custom-shape draw:name="矩形 6" draw:style-name="Mgr3" draw:text-style-name="MP3" draw:layer="backgroundobjects" svg:width="25.399cm" svg:height="0.499cm" svg:x="0cm" svg:y="18.55cm">
        <text:p/>
        <draw:enhanced-geometry svg:viewBox="0 0 21600 21600" draw:type="rectangle" draw:enhanced-path="M 0 0 L 21600 0 21600 21600 0 21600 0 0 Z N"/>
      </draw:custom-shape>
      <draw:custom-shape draw:name="矩形 7" draw:style-name="Mgr3" draw:text-style-name="MP3" draw:layer="backgroundobjects" svg:width="25.399cm" svg:height="0.299cm" svg:x="0cm" svg:y="0cm">
        <text:p/>
        <draw:enhanced-geometry svg:viewBox="0 0 21600 21600" draw:type="rectangle" draw:enhanced-path="M 0 0 L 21600 0 21600 21600 0 21600 0 0 Z N"/>
      </draw:custom-shape>
      <draw:custom-shape draw:name="矩形 6" draw:style-name="Mgr4" draw:text-style-name="MP3" draw:layer="backgroundobjects" svg:width="22.859cm" svg:height="0.049cm" svg:x="1.27cm" svg:y="3.919cm">
        <text:p/>
        <draw:enhanced-geometry svg:viewBox="0 0 21600 21600" draw:type="rectangle" draw:enhanced-path="M 0 0 L 21600 0 21600 21600 0 21600 0 0 Z N"/>
      </draw:custom-shape>
      <draw:frame draw:name="标题 1" presentation:style-name="Mpr7" draw:text-style-name="MP3" draw:layer="backgroundobjects" svg:width="22.859cm" svg:height="3.174cm" svg:x="1.27cm" svg:y="0.763cm" presentation:class="title" presentation:user-transformed="true">
        <draw:text-box>
          <text:p text:style-name="MP7"><text:span text:style-name="MT3">单击鼠标编辑标题文的格式单击此处编辑母版标题样式</text:span></text:p>
        </draw:text-box>
      </draw:frame>
      <draw:frame draw:name="内容占位符 2" presentation:style-name="Mpr8" draw:text-style-name="MP3" draw:layer="backgroundobjects" svg:width="22.859cm" svg:height="13.017cm" svg:x="1.27cm" svg:y="4.445cm" presentation:class="outline" presentation:user-transformed="true">
        <draw:text-box>
          <text:list text:style-name="ML4">
            <text:list-item>
              <text:p text:style-name="MP8"><text:span text:style-name="MT4">单击鼠标编辑大纲正文格式</text:span></text:p>
              <text:list>
                <text:list-item>
                  <text:p text:style-name="MP8"><text:span text:style-name="MT4">第二个大纲级</text:span></text:p>
                  <text:list>
                    <text:list-item>
                      <text:p text:style-name="MP8"><text:span text:style-name="MT4">第三个大纲级</text:span></text:p>
                      <text:list>
                        <text:list-item>
                          <text:p text:style-name="MP8"><text:span text:style-name="MT4">第四个大纲级</text:span></text:p>
                          <text:list>
                            <text:list-item>
                              <text:p text:style-name="MP8"><text:span text:style-name="MT4">第五个大纲级</text:span></text:p>
                              <text:list>
                                <text:list-item>
                                  <text:p text:style-name="MP8"><text:span text:style-name="MT4">第六个大纲级</text:span></text:p>
                                  <text:list>
                                    <text:list-item>
                                      <text:p text:style-name="MP8"><text:span text:style-name="MT4">第七个大纲级</text:span></text:p>
                                      <text:list>
                                        <text:list-item>
                                          <text:p text:style-name="MP8"><text:span text:style-name="MT4">第八个大纲级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第九个大纲级单击此处编辑母版文本样式</text:span></text:p>
          <text:p text:style-name="MP10"><text:span text:style-name="MT4">第二级</text:span></text:p>
          <text:list text:continue-numbering="true" text:style-name="ML4">
            <text:list-item>
              <text:list>
                <text:list-item>
                  <text:p text:style-name="MP11"><text:span text:style-name="MT4">第三级</text:span></text:p>
                  <text:list>
                    <text:list-item>
                      <text:p text:style-name="MP12"><text:span text:style-name="MT4">第四级</text:span></text:p>
                      <text:list>
                        <text:list-item>
                          <text:p text:style-name="MP13"><text:span text:style-name="MT4">第五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9" draw:text-style-name="MP6" draw:layer="backgroundobjects" svg:width="8.889cm" svg:height="0.787cm" svg:x="0.203cm" svg:y="17.78cm" presentation:class="date-time" presentation:user-transformed="true">
        <draw:text-box>
          <text:p text:style-name="MP5"><text:span text:style-name="MT2"><text:date style:data-style-name="D1" text:date-value="2011-12-09">12/9/11</text:date></text:span></text:p>
        </draw:text-box>
      </draw:frame>
      <draw:frame draw:name="页脚占位符 4" presentation:style-name="Mpr10" draw:text-style-name="MP6" draw:layer="backgroundobjects" svg:width="10.371cm" svg:height="0.787cm" svg:x="14.808cm" svg:y="17.78cm" presentation:class="footer" presentation:user-transformed="true">
        <draw:text-box>
          <text:p/>
        </draw:text-box>
      </draw:frame>
      <draw:frame draw:name="灯片编号占位符 5" presentation:style-name="Mpr11" draw:text-style-name="MP6" draw:layer="backgroundobjects" svg:width="2.539cm" svg:height="0.786cm" svg:x="11.43cm" svg:y="17.78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4.848cm" svg:height="11.135cm" svg:x="3.075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document-statistic meta:object-count="106"/>
    <meta:generator>LibreOffice/3.3$Linux LibreOffice_project/330m19$Build-401</meta:generator>
  </office:meta>
</office:document-meta>
</file>